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1CEDE9D1746EB113.png" manifest:media-type="image/png"/>
  <manifest:file-entry manifest:full-path="Pictures/100022590000166D000010C7D7DC7387389C4F6C.svg" manifest:media-type="image/svg+xml"/>
  <manifest:file-entry manifest:full-path="Pictures/1000000100000146000000F3E06396C8CB529255.png" manifest:media-type="image/png"/>
  <manifest:file-entry manifest:full-path="Pictures/10001A2B0000166D000010C738EC8AA8068E758A.svg" manifest:media-type="image/svg+xml"/>
  <manifest:file-entry manifest:full-path="Pictures/1000000100000146000000F3E35E668F33E7ECB3.png" manifest:media-type="image/png"/>
  <manifest:file-entry manifest:full-path="Pictures/100024F90000166D000010C72517E4A2BB0B5F34.svg" manifest:media-type="image/svg+xml"/>
  <manifest:file-entry manifest:full-path="Pictures/1000000100000146000000F3A84F54703B820026.png" manifest:media-type="image/png"/>
  <manifest:file-entry manifest:full-path="Pictures/1000000100000146000000F3CFDA1870E9C10F1A.png" manifest:media-type="image/png"/>
  <manifest:file-entry manifest:full-path="Pictures/100015A90000166D000010C7EB5C1CD63F722430.svg" manifest:media-type="image/svg+xml"/>
  <manifest:file-entry manifest:full-path="Pictures/1000000100000146000000F324D1217BE2BDB11B.png" manifest:media-type="image/png"/>
  <manifest:file-entry manifest:full-path="Pictures/100032630000166D000010C7F58F8795E6CB00FC.svg" manifest:media-type="image/svg+xml"/>
  <manifest:file-entry manifest:full-path="Pictures/1000000100000146000000F30E34267C5DAE2D65.png" manifest:media-type="image/png"/>
  <manifest:file-entry manifest:full-path="Pictures/1000000100000146000000F3619D7BF1733B88AB.png" manifest:media-type="image/png"/>
  <manifest:file-entry manifest:full-path="Pictures/10001CFE0000166D000010C78B65053C0A16CE1B.svg" manifest:media-type="image/svg+xml"/>
  <manifest:file-entry manifest:full-path="Pictures/1000000100000146000000F3F045D6A3F5FAFE09.png" manifest:media-type="image/png"/>
  <manifest:file-entry manifest:full-path="Pictures/100019110000166D000010C763270DDB671496A2.svg" manifest:media-type="image/svg+xml"/>
  <manifest:file-entry manifest:full-path="Pictures/1000000100000146000000F31D5DCA25E36C6D55.png" manifest:media-type="image/png"/>
  <manifest:file-entry manifest:full-path="Pictures/100026F00000166D000010C7BBDF812296E1E91B.svg" manifest:media-type="image/svg+xml"/>
  <manifest:file-entry manifest:full-path="Pictures/1000000100000146000000F37D0040CA496A39B7.png" manifest:media-type="image/png"/>
  <manifest:file-entry manifest:full-path="Pictures/1000000100000146000000F305044FD8E0A9A2D3.png" manifest:media-type="image/png"/>
  <manifest:file-entry manifest:full-path="Pictures/1000000100000146000000F3457623EDA4235D77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1D970000166D000010C7E81C85F9135BCB18.svg" manifest:media-type="image/svg+xml"/>
  <manifest:file-entry manifest:full-path="Pictures/1000000100000146000000F384D266FAE30AB416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FAF39A81AC5472EF.png" manifest:media-type="image/png"/>
  <manifest:file-entry manifest:full-path="Pictures/10001A900000166D000010C7668920C3477D909C.svg" manifest:media-type="image/svg+xml"/>
  <manifest:file-entry manifest:full-path="Pictures/1000000100000146000000F3B9AF0A7398344F95.png" manifest:media-type="image/png"/>
  <manifest:file-entry manifest:full-path="Pictures/100040760000166D000010C7120BF5CB35BD9A33.svg" manifest:media-type="image/svg+xml"/>
  <manifest:file-entry manifest:full-path="Pictures/1000000100000146000000F366350EDF5376C2BF.png" manifest:media-type="image/png"/>
  <manifest:file-entry manifest:full-path="Pictures/100026D80000166D000010C78A4A87423F9945D3.svg" manifest:media-type="image/svg+xml"/>
  <manifest:file-entry manifest:full-path="Pictures/1000000100000146000000F3E82D9D4F2874DB89.png" manifest:media-type="image/png"/>
  <manifest:file-entry manifest:full-path="Pictures/1000000100000146000000F37A6B41A40B6344D1.png" manifest:media-type="image/png"/>
  <manifest:file-entry manifest:full-path="Pictures/1000000100000146000000F3D9FB93EBDF71F000.png" manifest:media-type="image/png"/>
  <manifest:file-entry manifest:full-path="Pictures/100023220000166D000010C78BDD6AE25A63C9EA.svg" manifest:media-type="image/svg+xml"/>
  <manifest:file-entry manifest:full-path="Pictures/100019850000166D000010C764FFD20DD43AE974.svg" manifest:media-type="image/svg+xml"/>
  <manifest:file-entry manifest:full-path="Pictures/1000000100000146000000F3B5560773A79E52EE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0CF000000F7875E2C00D4E01A1C.png" manifest:media-type="image/png"/>
  <manifest:file-entry manifest:full-path="Pictures/1000000000000280000001E044E106962F8A0D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4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E06396C8CB529255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E35E668F33E7ECB3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A84F54703B82002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24D1217BE2BDB11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0E34267C5DAE2D6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F045D6A3F5FAFE09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5044FD8E0A9A2D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7D0040CA496A39B7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457623EDA4235D77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84D266FAE30AB4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1CEDE9D1746EB113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AF39A81AC5472EF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B9AF0A7398344F95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82D9D4F2874DB89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7A6B41A40B6344D1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388cm" svg:height="1.417cm" svg:x="13.562cm" svg:y="19.33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4.648cm" svg:y="1.54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328cm" svg:height="0.836cm" svg:x="16.345cm" svg:y="3.273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94cm" svg:height="0.86cm" svg:x="17.748cm" svg:y="2.433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4.287cm" svg:y1="16.902cm" svg:x2="14.256cm" svg:y2="19.338cm" draw:start-shape="id1" draw:start-glue-point="2" draw:end-shape="id2" draw:end-glue-point="0" svg:d="M14287 16902l-31 2436" svg:viewBox="0 0 32 2437">
          <text:p text:style-name="P1"><text:span text:style-name="T1">~ <text:s text:c="5"/></text:span></text:p>
        </draw:connector>
        <draw:connector draw:style-name="gr1" draw:text-style-name="P2" draw:layer="layout" draw:type="line" svg:x1="16.963cm" svg:y1="5.009cm" svg:x2="18.946cm" svg:y2="7.347cm" draw:start-shape="id3" draw:start-glue-point="2" draw:end-shape="id4" draw:end-glue-point="0" svg:d="M16963 5009l1983 2338" svg:viewBox="0 0 1984 2339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D9FB93EBDF71F00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6.166cm" svg:y="4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875E2C00D4E01A1C.png" xlink:type="simple" xlink:show="embed" xlink:actuate="onLoad" draw:mime-type="image/png"/>
          </draw:frame>
        </draw:g>
        <draw:frame draw:style-name="gr2" draw:text-style-name="P3" xml:id="id4" draw:id="id4" draw:layer="layout" svg:width="5.686cm" svg:height="2.58cm" svg:x="16.103cm" svg:y="7.34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20.236cm" svg:y="0.74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235cm" svg:height="0.949cm" svg:x="21.933cm" svg:y="2.476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301cm" svg:height="0.996cm" svg:x="23.336cm" svg:y="1.636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line draw:style-name="gr10" draw:text-style-name="P3" draw:layer="layout" svg:x1="22.707cm" svg:y1="4.212cm" svg:x2="21.056cm" svg:y2="7.514cm">
          <text:p/>
        </draw:line>
        <draw:frame draw:style-name="gr9" draw:text-style-name="P5" draw:layer="layout" svg:width="0.959cm" svg:height="1.195cm" svg:x="21.875cm" svg:y="5.43cm">
          <draw:text-box>
            <text:p><text:span text:style-name="T3">~</text:span></text:p>
          </draw:text-box>
        </draw:frame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frame draw:style-name="gr2" draw:text-style-name="P3" xml:id="id6" draw:id="id6" draw:layer="layout" svg:width="5.225cm" svg:height="2.579cm" svg:x="6.858cm" svg:y="5.84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7.054cm" svg:y="0.50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314cm" svg:height="0.948cm" svg:x="8.751cm" svg:y="2.236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" draw:text-style-name="P3" draw:layer="layout" svg:width="1.38cm" svg:height="0.995cm" svg:x="10.154cm" svg:y="1.396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connector draw:style-name="gr1" draw:text-style-name="P2" draw:layer="layout" draw:type="line" svg:x1="9.369cm" svg:y1="3.972cm" svg:x2="9.47cm" svg:y2="5.842cm" draw:start-shape="id5" draw:start-glue-point="2" draw:end-shape="id6" svg:d="M9369 3972l101 1870" svg:viewBox="0 0 102 1871">
          <text:p text:style-name="P1"><text:span text:style-name="T1">~ <text:s text:c="3"/></text:span></text:p>
        </draw:connector>
        <draw:g xml:id="id1" draw:id="id1">
          <draw:frame draw:style-name="gr15" draw:text-style-name="P1" draw:layer="layout" svg:width="5.461cm" svg:height="4.096cm" svg:x="11.557cm" svg:y="12.192cm">
            <draw:image xlink:href="Pictures/1000000000000280000001E044E106962F8A0D9D.png" xlink:type="simple" xlink:show="embed" xlink:actuate="onLoad" draw:mime-type="image/png">
              <text:p/>
            </draw:image>
          </draw:frame>
          <draw:frame draw:style-name="gr16" draw:text-style-name="P6" draw:layer="layout" svg:width="2.921cm" svg:height="0.9cm" svg:x="12.827cm" svg:y="16.002cm">
            <draw:text-box>
              <text:p><text:span text:style-name="T4">ZIPoisson</text:span></text:p>
            </draw:text-box>
          </draw:frame>
          <draw:frame draw:style-name="gr2" draw:text-style-name="P3" draw:layer="layout" svg:width="0.9cm" svg:height="0.908cm" svg:x="14.865cm" svg:y="14.02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0.971cm" svg:height="1.246cm" svg:x="12.7cm" svg:y="13.335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line draw:style-name="gr10" draw:text-style-name="P3" draw:layer="layout" svg:x1="18.923cm" svg:y1="9.271cm" svg:x2="15.494cm" svg:y2="14.097cm">
          <text:p/>
        </draw:line>
        <draw:line draw:style-name="gr10" draw:text-style-name="P3" draw:layer="layout" svg:x1="9.652cm" svg:y1="7.747cm" svg:x2="12.827cm" svg:y2="13.335cm">
          <text:p/>
        </draw:line>
        <draw:frame draw:style-name="gr8" draw:text-style-name="P5" draw:layer="layout" svg:width="0.98cm" svg:height="1.195cm" svg:x="11.593cm" svg:y="10.414cm">
          <draw:text-box>
            <text:p><text:span text:style-name="T3">=</text:span></text:p>
          </draw:text-box>
        </draw:frame>
        <draw:frame draw:style-name="gr8" draw:text-style-name="P5" draw:layer="layout" svg:width="0.98cm" svg:height="1.195cm" svg:x="17.435cm" svg:y="11.049cm">
          <draw:text-box>
            <text:p><text:span text:style-name="T3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07T10:33:40.770000000</dc:date>
    <meta:editing-duration>P1DT9H15M16S</meta:editing-duration>
    <meta:editing-cycles>34</meta:editing-cycles>
    <meta:generator>LibreOffice/7.5.9.2$Windows_X86_64 LibreOffice_project/cdeefe45c17511d326101eed8008ac4092f278a9</meta:generator>
    <meta:document-statistic meta:object-count="126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under>
      <munder>
        <mrow>
          <mtext>exp</mtext>
          <mrow>
            <mo fence="true" form="prefix" stretchy="false">(</mo>
            <mrow>
              <mrow>
                <mrow>
                  <mi mathvariant="normal">α</mi>
                  <mo stretchy="false">+</mo>
                  <mi>x</mi>
                </mrow>
                <mi mathvariant="normal">β</mi>
              </mrow>
            </mrow>
            <mo fence="true" form="postfix" stretchy="false">)</mo>
          </mrow>
        </mrow>
        <mo stretchy="true">⏟</mo>
      </munder>
      <mrow/>
    </munder>
    <annotation encoding="StarMath 5.0">{"exp"(%alpha + x %beta )} underbrace 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i>p</mi>
    <annotation encoding="StarMath 5.0">p
</annotation>
  </semantics>
</math>
</file>

<file path=Object 38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i mathvariant="normal">γ</mi>
            </mrow>
            <mo fence="true" form="postfix" stretchy="false">)</mo>
          </mrow>
        </mrow>
        <mo stretchy="true">⏟</mo>
      </munder>
      <mrow/>
    </munder>
    <annotation encoding="StarMath 5.0">{"logistic"(%gamma  )} underbrace {}</annotation>
  </semantics>
</math>
</file>

<file path=Object 39/content.xml><?xml version="1.0" encoding="utf-8"?>
<math xmlns="http://www.w3.org/1998/Math/MathML" display="block">
  <semantics>
    <msub>
      <mi mathvariant="normal">μ</mi>
      <mi mathvariant="normal">γ</mi>
    </msub>
    <annotation encoding="StarMath 5.0">%mu_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σ</mi>
      <mi mathvariant="normal">γ</mi>
    </msub>
    <annotation encoding="StarMath 5.0">%sigma_%gamma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yl</mtext>
      <mi>i</mi>
    </msub>
    <annotation encoding="StarMath 5.0">"yl"_i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λ</mi>
    <annotation encoding="StarMath 5.0">%lambda
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